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鉄道">
            <text:p>鉄道</text:p>
          </table:table-cell>
          <table:table-cell office:value-type="string" office:value="てつどう">
            <text:p>てつどう</text:p>
          </table:table-cell>
          <table:table-cell office:value-type="string" office:value="railway">
            <text:p>railw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は鉄道がとても発達しています。">
            <text:p>日本は鉄道がとても発達しています。</text:p>
          </table:table-cell>
          <table:table-cell office:value-type="string" office:value="にっぽん は てつどう が とても はったつ して います。">
            <text:p>にっぽん は てつどう が とても はったつ して います。</text:p>
          </table:table-cell>
          <table:table-cell office:value-type="string" office:value="The railway system in Japan is well developed.">
            <text:p>The railway system in Japan is well develop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従う">
            <text:p>従う</text:p>
          </table:table-cell>
          <table:table-cell office:value-type="string" office:value="したがう">
            <text:p>したがう</text:p>
          </table:table-cell>
          <table:table-cell office:value-type="string" office:value="follow, obey">
            <text:p>follow, obe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上司の指示に従った。">
            <text:p>上司の指示に従った。</text:p>
          </table:table-cell>
          <table:table-cell office:value-type="string" office:value="じょうし の しじ に したがった。">
            <text:p>じょうし の しじ に したがった。</text:p>
          </table:table-cell>
          <table:table-cell office:value-type="string" office:value="I followed the instructions from my boss.">
            <text:p>I followed the instructions from my bo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">
            <text:p>3</text:p>
          </table:table-cell>
          <table:table-cell office:value-type="string" office:value="4">
            <text:p>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叫ぶ">
            <text:p>叫ぶ</text:p>
          </table:table-cell>
          <table:table-cell office:value-type="string" office:value="さけぶ">
            <text:p>さけぶ</text:p>
          </table:table-cell>
          <table:table-cell office:value-type="string" office:value="shout, cry out">
            <text:p>shout, cry ou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助けを求めて大声で叫んだの。">
            <text:p>彼女は助けを求めて大声で叫んだの。</text:p>
          </table:table-cell>
          <table:table-cell office:value-type="string" office:value="かのじょ は たすけ を もとめて おおごえ で さけんだ の。">
            <text:p>かのじょ は たすけ を もとめて おおごえ で さけんだ の。</text:p>
          </table:table-cell>
          <table:table-cell office:value-type="string" office:value="She cried out for help.">
            <text:p>She cried out for hel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組む">
            <text:p>組む</text:p>
          </table:table-cell>
          <table:table-cell office:value-type="string" office:value="くむ">
            <text:p>くむ</text:p>
          </table:table-cell>
          <table:table-cell office:value-type="string" office:value="pair up, partner with">
            <text:p>pair up, partner wit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プロジェクトで私は彼と組んでいるんだ。">
            <text:p>このプロジェクトで私は彼と組んでいるんだ。</text:p>
          </table:table-cell>
          <table:table-cell office:value-type="string" office:value="この プロジェクト で わたし は かれ と くんで いる ん だ。">
            <text:p>この プロジェクト で わたし は かれ と くんで いる ん だ。</text:p>
          </table:table-cell>
          <table:table-cell office:value-type="string" office:value="I'm pairing up with him for this project.">
            <text:p>I'm pairing up with him for this proje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印刷">
            <text:p>印刷</text:p>
          </table:table-cell>
          <table:table-cell office:value-type="string" office:value="いんさつ">
            <text:p>いんさつ</text:p>
          </table:table-cell>
          <table:table-cell office:value-type="string" office:value="printing">
            <text:p>print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年賀状を印刷したの。">
            <text:p>年賀状を印刷したの。</text:p>
          </table:table-cell>
          <table:table-cell office:value-type="string" office:value="ねんがじょう を いんさつ した の。">
            <text:p>ねんがじょう を いんさつ した の。</text:p>
          </table:table-cell>
          <table:table-cell office:value-type="string" office:value="I printed New Year's cards.">
            <text:p>I printed New Year's car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">
            <text:p>9</text:p>
          </table:table-cell>
          <table:table-cell office:value-type="string" office:value="10">
            <text:p>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一致">
            <text:p>一致</text:p>
          </table:table-cell>
          <table:table-cell office:value-type="string" office:value="いっち">
            <text:p>いっち</text:p>
          </table:table-cell>
          <table:table-cell office:value-type="string" office:value="agreement, match">
            <text:p>agreement, match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皆の意見が一致しました。">
            <text:p>皆の意見が一致しました。</text:p>
          </table:table-cell>
          <table:table-cell office:value-type="string" office:value="みんな の いけん が いっち しました。">
            <text:p>みんな の いけん が いっち しました。</text:p>
          </table:table-cell>
          <table:table-cell office:value-type="string" office:value="We all came to an agreement.">
            <text:p>We all came to an agree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">
            <text:p>11</text:p>
          </table:table-cell>
          <table:table-cell office:value-type="string" office:value="12">
            <text:p>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筆者">
            <text:p>筆者</text:p>
          </table:table-cell>
          <table:table-cell office:value-type="string" office:value="ひっしゃ">
            <text:p>ひっしゃ</text:p>
          </table:table-cell>
          <table:table-cell office:value-type="string" office:value="writer, author">
            <text:p>writer, auth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筆者の趣旨を考えてください。">
            <text:p>筆者の趣旨を考えてください。</text:p>
          </table:table-cell>
          <table:table-cell office:value-type="string" office:value="ひっしゃ の しゅし を かんがえて ください。">
            <text:p>ひっしゃ の しゅし を かんがえて ください。</text:p>
          </table:table-cell>
          <table:table-cell office:value-type="string" office:value="Please consider the author's point.">
            <text:p>Please consider the author's poi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">
            <text:p>13</text:p>
          </table:table-cell>
          <table:table-cell office:value-type="string" office:value="14">
            <text:p>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模様">
            <text:p>模様</text:p>
          </table:table-cell>
          <table:table-cell office:value-type="string" office:value="もよう">
            <text:p>もよう</text:p>
          </table:table-cell>
          <table:table-cell office:value-type="string" office:value="pattern, design">
            <text:p>pattern, desig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水玉模様のスカートをはいているね。">
            <text:p>彼女は水玉模様のスカートをはいているね。</text:p>
          </table:table-cell>
          <table:table-cell office:value-type="string" office:value="かのじょ は みずたま もよう の スカート を はいて いる ね。">
            <text:p>かのじょ は みずたま もよう の スカート を はいて いる ね。</text:p>
          </table:table-cell>
          <table:table-cell office:value-type="string" office:value="She's wearing a skirt with polka dots.">
            <text:p>She's wearing a skirt with polka do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">
            <text:p>15</text:p>
          </table:table-cell>
          <table:table-cell office:value-type="string" office:value="16">
            <text:p>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速度">
            <text:p>速度</text:p>
          </table:table-cell>
          <table:table-cell office:value-type="string" office:value="そくど">
            <text:p>そくど</text:p>
          </table:table-cell>
          <table:table-cell office:value-type="string" office:value="speed, velocity">
            <text:p>speed, veloc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新幹線の速度はどれくらいですか。">
            <text:p>新幹線の速度はどれくらいですか。</text:p>
          </table:table-cell>
          <table:table-cell office:value-type="string" office:value="しんかんせん の そくど は どれ くらい です か。">
            <text:p>しんかんせん の そくど は どれ くらい です か。</text:p>
          </table:table-cell>
          <table:table-cell office:value-type="string" office:value="How fast is the speed of the Shinkansen?">
            <text:p>How fast is the speed of the Shinkansen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">
            <text:p>17</text:p>
          </table:table-cell>
          <table:table-cell office:value-type="string" office:value="18">
            <text:p>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外部">
            <text:p>外部</text:p>
          </table:table-cell>
          <table:table-cell office:value-type="string" office:value="がいぶ">
            <text:p>がいぶ</text:p>
          </table:table-cell>
          <table:table-cell office:value-type="string" office:value="outside, outer">
            <text:p>outside, ou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外部には秘密です。">
            <text:p>これは外部には秘密です。</text:p>
          </table:table-cell>
          <table:table-cell office:value-type="string" office:value="これ は がいぶ に は ひみつ です。">
            <text:p>これ は がいぶ に は ひみつ です。</text:p>
          </table:table-cell>
          <table:table-cell office:value-type="string" office:value="This is confidential.">
            <text:p>This is confidenti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">
            <text:p>19</text:p>
          </table:table-cell>
          <table:table-cell office:value-type="string" office:value="20">
            <text:p>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重ねる">
            <text:p>重ねる</text:p>
          </table:table-cell>
          <table:table-cell office:value-type="string" office:value="かさねる">
            <text:p>かさねる</text:p>
          </table:table-cell>
          <table:table-cell office:value-type="string" office:value="put (something) on top of another, pile up">
            <text:p>put (something) on top of another, pile u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荷物はここに重ねてください。">
            <text:p>荷物はここに重ねてください。</text:p>
          </table:table-cell>
          <table:table-cell office:value-type="string" office:value="にもつ は ここ に かさねて ください。">
            <text:p>にもつ は ここ に かさねて ください。</text:p>
          </table:table-cell>
          <table:table-cell office:value-type="string" office:value="Please pile up the luggage here.">
            <text:p>Please pile up the luggage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">
            <text:p>21</text:p>
          </table:table-cell>
          <table:table-cell office:value-type="string" office:value="22">
            <text:p>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抵抗">
            <text:p>抵抗</text:p>
          </table:table-cell>
          <table:table-cell office:value-type="string" office:value="ていこう">
            <text:p>ていこう</text:p>
          </table:table-cell>
          <table:table-cell office:value-type="string" office:value="resistance">
            <text:p>resistan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犯人は警察に抵抗したの。">
            <text:p>犯人は警察に抵抗したの。</text:p>
          </table:table-cell>
          <table:table-cell office:value-type="string" office:value="はんにん は けいさつ に ていこう した の。">
            <text:p>はんにん は けいさつ に ていこう した の。</text:p>
          </table:table-cell>
          <table:table-cell office:value-type="string" office:value="The criminal resisted the police.">
            <text:p>The criminal resisted the pol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">
            <text:p>23</text:p>
          </table:table-cell>
          <table:table-cell office:value-type="string" office:value="24">
            <text:p>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定期">
            <text:p>定期</text:p>
          </table:table-cell>
          <table:table-cell office:value-type="string" office:value="ていき">
            <text:p>ていき</text:p>
          </table:table-cell>
          <table:table-cell office:value-type="string" office:value="regular, periodic (thing)">
            <text:p>regular, periodic (thing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定期演奏会は年に4回あります。">
            <text:p>定期演奏会は年に4回あります。</text:p>
          </table:table-cell>
          <table:table-cell office:value-type="string" office:value="ていき えんそう かい は ねん に 4 かい あります。">
            <text:p>ていき えんそう かい は ねん に 4 かい あります。</text:p>
          </table:table-cell>
          <table:table-cell office:value-type="string" office:value="We have our regular concerts four times a year.">
            <text:p>We have our regular concerts four times a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">
            <text:p>25</text:p>
          </table:table-cell>
          <table:table-cell office:value-type="string" office:value="26">
            <text:p>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混乱">
            <text:p>混乱</text:p>
          </table:table-cell>
          <table:table-cell office:value-type="string" office:value="こんらん">
            <text:p>こんらん</text:p>
          </table:table-cell>
          <table:table-cell office:value-type="string" office:value="chaos, confusion">
            <text:p>chaos, confus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地震のあと、町は大混乱だったよ。">
            <text:p>地震のあと、町は大混乱だったよ。</text:p>
          </table:table-cell>
          <table:table-cell office:value-type="string" office:value="じしん の あと、まち は だい こんらん だった よ。">
            <text:p>じしん の あと、まち は だい こんらん だった よ。</text:p>
          </table:table-cell>
          <table:table-cell office:value-type="string" office:value="After the earthquake, the town was in great chaos.">
            <text:p>After the earthquake, the town was in great chao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">
            <text:p>27</text:p>
          </table:table-cell>
          <table:table-cell office:value-type="string" office:value="28">
            <text:p>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自殺">
            <text:p>自殺</text:p>
          </table:table-cell>
          <table:table-cell office:value-type="string" office:value="じさつ">
            <text:p>じさつ</text:p>
          </table:table-cell>
          <table:table-cell office:value-type="string" office:value="suicide">
            <text:p>suicid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犯人は警察に捕まる前に自殺しました。">
            <text:p>犯人は警察に捕まる前に自殺しました。</text:p>
          </table:table-cell>
          <table:table-cell office:value-type="string" office:value="はんにん は けいさつ に つかまる まえ に じさつ しました。">
            <text:p>はんにん は けいさつ に つかまる まえ に じさつ しました。</text:p>
          </table:table-cell>
          <table:table-cell office:value-type="string" office:value="The criminal committed suicide before he was caught by the police.">
            <text:p>The criminal committed suicide before he was caught by the pol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">
            <text:p>29</text:p>
          </table:table-cell>
          <table:table-cell office:value-type="string" office:value="30">
            <text:p>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幸い">
            <text:p>幸い</text:p>
          </table:table-cell>
          <table:table-cell office:value-type="string" office:value="さいわい">
            <text:p>さいわい</text:p>
          </table:table-cell>
          <table:table-cell office:value-type="string" office:value="fortunately, thankfully">
            <text:p>fortunately, thankfull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幸い、電車に嵐の影響はなかった。">
            <text:p>幸い、電車に嵐の影響はなかった。</text:p>
          </table:table-cell>
          <table:table-cell office:value-type="string" office:value="さいわい、でんしゃ に あらし の えいきょう は なかった。">
            <text:p>さいわい、でんしゃ に あらし の えいきょう は なかった。</text:p>
          </table:table-cell>
          <table:table-cell office:value-type="string" office:value="Fortunately, the train was not affected by the storm.">
            <text:p>Fortunately, the train was not affected by the stor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">
            <text:p>31</text:p>
          </table:table-cell>
          <table:table-cell office:value-type="string" office:value="32">
            <text:p>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神様">
            <text:p>神様</text:p>
          </table:table-cell>
          <table:table-cell office:value-type="string" office:value="かみさま">
            <text:p>かみさま</text:p>
          </table:table-cell>
          <table:table-cell office:value-type="string" office:value="god (polite)">
            <text:p>god (polite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神様にお願いしました。">
            <text:p>神様にお願いしました。</text:p>
          </table:table-cell>
          <table:table-cell office:value-type="string" office:value="かみさま に おねがい しました。">
            <text:p>かみさま に おねがい しました。</text:p>
          </table:table-cell>
          <table:table-cell office:value-type="string" office:value="I asked a favor from the gods in my prayers.">
            <text:p>I asked a favor from the gods in my pray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3">
            <text:p>33</text:p>
          </table:table-cell>
          <table:table-cell office:value-type="string" office:value="34">
            <text:p>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参る">
            <text:p>参る</text:p>
          </table:table-cell>
          <table:table-cell office:value-type="string" office:value="まいる">
            <text:p>まいる</text:p>
          </table:table-cell>
          <table:table-cell office:value-type="string" office:value="go, come (humble)">
            <text:p>go, come (humbl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さあ、参りましょうか。">
            <text:p>さあ、参りましょうか。</text:p>
          </table:table-cell>
          <table:table-cell office:value-type="string" office:value="さあ、まいりましょう か。">
            <text:p>さあ、まいりましょう か。</text:p>
          </table:table-cell>
          <table:table-cell office:value-type="string" office:value="Well, shall we go?">
            <text:p>Well, shall we go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5">
            <text:p>35</text:p>
          </table:table-cell>
          <table:table-cell office:value-type="string" office:value="36">
            <text:p>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城">
            <text:p>城</text:p>
          </table:table-cell>
          <table:table-cell office:value-type="string" office:value="しろ">
            <text:p>しろ</text:p>
          </table:table-cell>
          <table:table-cell office:value-type="string" office:value="castle">
            <text:p>cast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回の旅行ではヨーロッパの城を見て回ります。">
            <text:p>今回の旅行ではヨーロッパの城を見て回ります。</text:p>
          </table:table-cell>
          <table:table-cell office:value-type="string" office:value="こんかい の りょこう で は ヨーロッパ の しろ を みて まわります。">
            <text:p>こんかい の りょこう で は ヨーロッパ の しろ を みて まわります。</text:p>
          </table:table-cell>
          <table:table-cell office:value-type="string" office:value="I will look around some European castles on this trip.">
            <text:p>I will look around some European castles on this tri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7">
            <text:p>37</text:p>
          </table:table-cell>
          <table:table-cell office:value-type="string" office:value="38">
            <text:p>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シーズン">
            <text:p>シーズン</text:p>
          </table:table-cell>
          <table:table-cell office:value-type="string" office:value="シーズン">
            <text:p>シーズン</text:p>
          </table:table-cell>
          <table:table-cell office:value-type="string" office:value="season (loan word), time period when something is commonly done">
            <text:p>season (loan word), time period when something is commonly do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選手は今シーズンも好調だね。">
            <text:p>その選手は今シーズンも好調だね。</text:p>
          </table:table-cell>
          <table:table-cell office:value-type="string" office:value="その せんしゅ は こん シーズン も こうちょう だ ね。">
            <text:p>その せんしゅ は こん シーズン も こうちょう だ ね。</text:p>
          </table:table-cell>
          <table:table-cell office:value-type="string" office:value="The player is in good condition this season as well.">
            <text:p>The player is in good condition this season as w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9">
            <text:p>39</text:p>
          </table:table-cell>
          <table:table-cell office:value-type="string" office:value="40">
            <text:p>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筋">
            <text:p>筋</text:p>
          </table:table-cell>
          <table:table-cell office:value-type="string" office:value="すじ">
            <text:p>すじ</text:p>
          </table:table-cell>
          <table:table-cell office:value-type="string" office:value="muscle fiber">
            <text:p>muscle fib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転んで筋を痛めてしまいました。">
            <text:p>転んで筋を痛めてしまいました。</text:p>
          </table:table-cell>
          <table:table-cell office:value-type="string" office:value="ころんで すじ を いためて しまいました。">
            <text:p>ころんで すじ を いためて しまいました。</text:p>
          </table:table-cell>
          <table:table-cell office:value-type="string" office:value="I fell down and hurt my muscle fiber.">
            <text:p>I fell down and hurt my muscle fib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1">
            <text:p>41</text:p>
          </table:table-cell>
          <table:table-cell office:value-type="string" office:value="42">
            <text:p>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たとえ">
            <text:p>たとえ</text:p>
          </table:table-cell>
          <table:table-cell office:value-type="string" office:value="たとえ">
            <text:p>たとえ</text:p>
          </table:table-cell>
          <table:table-cell office:value-type="string" office:value="even if, granting that">
            <text:p>even if, granting that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たとえ、嵐になっても絶対に行く。">
            <text:p>たとえ、嵐になっても絶対に行く。</text:p>
          </table:table-cell>
          <table:table-cell office:value-type="string" office:value="たとえ、あらし に なって も ぜったい に いく。">
            <text:p>たとえ、あらし に なって も ぜったい に いく。</text:p>
          </table:table-cell>
          <table:table-cell office:value-type="string" office:value="Even if the storm comes, I'll go for sure.">
            <text:p>Even if the storm comes, I'll go for s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44">
            <text:p>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天皇">
            <text:p>天皇</text:p>
          </table:table-cell>
          <table:table-cell office:value-type="string" office:value="てんのう">
            <text:p>てんのう</text:p>
          </table:table-cell>
          <table:table-cell office:value-type="string" office:value="emperor">
            <text:p>emper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には天皇がいます。">
            <text:p>日本には天皇がいます。</text:p>
          </table:table-cell>
          <table:table-cell office:value-type="string" office:value="にっぽん に は てんのう が います。">
            <text:p>にっぽん に は てんのう が います。</text:p>
          </table:table-cell>
          <table:table-cell office:value-type="string" office:value="Japan has an emperor.">
            <text:p>Japan has an emper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5">
            <text:p>45</text:p>
          </table:table-cell>
          <table:table-cell office:value-type="string" office:value="46">
            <text:p>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ともかく">
            <text:p>ともかく</text:p>
          </table:table-cell>
          <table:table-cell office:value-type="string" office:value="ともかく">
            <text:p>ともかく</text:p>
          </table:table-cell>
          <table:table-cell office:value-type="string" office:value="at any rate, in any case">
            <text:p>at any rate, in any cas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ともかく一度考え直しましょう。">
            <text:p>ともかく一度考え直しましょう。</text:p>
          </table:table-cell>
          <table:table-cell office:value-type="string" office:value="ともかく いちど かんがえ なおしましょう。">
            <text:p>ともかく いちど かんがえ なおしましょう。</text:p>
          </table:table-cell>
          <table:table-cell office:value-type="string" office:value="At any rate, let's think about this once again.">
            <text:p>At any rate, let's think about this once ag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7">
            <text:p>47</text:p>
          </table:table-cell>
          <table:table-cell office:value-type="string" office:value="48">
            <text:p>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題">
            <text:p>題</text:p>
          </table:table-cell>
          <table:table-cell office:value-type="string" office:value="だい">
            <text:p>だい</text:p>
          </table:table-cell>
          <table:table-cell office:value-type="string" office:value="title, topic">
            <text:p>title, topic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曲の題を思い出せません。">
            <text:p>その曲の題を思い出せません。</text:p>
          </table:table-cell>
          <table:table-cell office:value-type="string" office:value="その きょく の だい を おもいだせません。">
            <text:p>その きょく の だい を おもいだせません。</text:p>
          </table:table-cell>
          <table:table-cell office:value-type="string" office:value="I can't remember the title of the piece.">
            <text:p>I can't remember the title of the pie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9">
            <text:p>49</text:p>
          </table:table-cell>
          <table:table-cell office:value-type="string" office:value="50">
            <text:p>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運">
            <text:p>運</text:p>
          </table:table-cell>
          <table:table-cell office:value-type="string" office:value="うん">
            <text:p>うん</text:p>
          </table:table-cell>
          <table:table-cell office:value-type="string" office:value="fortune, luck">
            <text:p>fortune, luc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運のいい男です。">
            <text:p>彼は運のいい男です。</text:p>
          </table:table-cell>
          <table:table-cell office:value-type="string" office:value="かれ は うん の いい おとこ です。">
            <text:p>かれ は うん の いい おとこ です。</text:p>
          </table:table-cell>
          <table:table-cell office:value-type="string" office:value="He is a lucky man.">
            <text:p>He is a lucky m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1">
            <text:p>51</text:p>
          </table:table-cell>
          <table:table-cell office:value-type="string" office:value="52">
            <text:p>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不満">
            <text:p>不満</text:p>
          </table:table-cell>
          <table:table-cell office:value-type="string" office:value="ふまん">
            <text:p>ふまん</text:p>
          </table:table-cell>
          <table:table-cell office:value-type="string" office:value="dissatisfaction, discontent">
            <text:p>dissatisfaction, discont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彼のやり方には不満です。">
            <text:p>私は彼のやり方には不満です。</text:p>
          </table:table-cell>
          <table:table-cell office:value-type="string" office:value="わたし は かれ の やりかた に は ふまん です。">
            <text:p>わたし は かれ の やりかた に は ふまん です。</text:p>
          </table:table-cell>
          <table:table-cell office:value-type="string" office:value="I'm dissatisfied with his way of doing things.">
            <text:p>I'm dissatisfied with his way of doing th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3">
            <text:p>53</text:p>
          </table:table-cell>
          <table:table-cell office:value-type="string" office:value="54">
            <text:p>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原理">
            <text:p>原理</text:p>
          </table:table-cell>
          <table:table-cell office:value-type="string" office:value="げんり">
            <text:p>げんり</text:p>
          </table:table-cell>
          <table:table-cell office:value-type="string" office:value="mechanism, theory">
            <text:p>mechanism, theo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見学者に機械の動く原理を説明しました。">
            <text:p>見学者に機械の動く原理を説明しました。</text:p>
          </table:table-cell>
          <table:table-cell office:value-type="string" office:value="けんがく しゃ に きかい の うごく げんり を せつめい しました。">
            <text:p>けんがく しゃ に きかい の うごく げんり を せつめい しました。</text:p>
          </table:table-cell>
          <table:table-cell office:value-type="string" office:value="I explained the mechanism of the machine to the visitor.">
            <text:p>I explained the mechanism of the machine to the visit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5">
            <text:p>55</text:p>
          </table:table-cell>
          <table:table-cell office:value-type="string" office:value="56">
            <text:p>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楽器">
            <text:p>楽器</text:p>
          </table:table-cell>
          <table:table-cell office:value-type="string" office:value="がっき">
            <text:p>がっき</text:p>
          </table:table-cell>
          <table:table-cell office:value-type="string" office:value="musical instrument">
            <text:p>musical instru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が好きな楽器はギターです。">
            <text:p>私が好きな楽器はギターです。</text:p>
          </table:table-cell>
          <table:table-cell office:value-type="string" office:value="わたし が すきな がっき は ギター です。">
            <text:p>わたし が すきな がっき は ギター です。</text:p>
          </table:table-cell>
          <table:table-cell office:value-type="string" office:value="My favorite instrument is the guitar.">
            <text:p>My favorite instrument is the guit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7">
            <text:p>57</text:p>
          </table:table-cell>
          <table:table-cell office:value-type="string" office:value="58">
            <text:p>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詩">
            <text:p>詩</text:p>
          </table:table-cell>
          <table:table-cell office:value-type="string" office:value="し">
            <text:p>し</text:p>
          </table:table-cell>
          <table:table-cell office:value-type="string" office:value="poetry, poem">
            <text:p>poetry, poe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の詩は世界中で有名になったんだ。">
            <text:p>彼女の詩は世界中で有名になったんだ。</text:p>
          </table:table-cell>
          <table:table-cell office:value-type="string" office:value="かのじょ の し は せかい じゅう で ゆうめい に なった ん だ。">
            <text:p>かのじょ の し は せかい じゅう で ゆうめい に なった ん だ。</text:p>
          </table:table-cell>
          <table:table-cell office:value-type="string" office:value="Her poem became famous all over the world.">
            <text:p>Her poem became famous all over the wor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9">
            <text:p>59</text:p>
          </table:table-cell>
          <table:table-cell office:value-type="string" office:value="60">
            <text:p>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容易">
            <text:p>容易</text:p>
          </table:table-cell>
          <table:table-cell office:value-type="string" office:value="ようい">
            <text:p>ようい</text:p>
          </table:table-cell>
          <table:table-cell office:value-type="string" office:value="easy, simple (formal)">
            <text:p>easy, simple (formal)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その問題を容易に解決したわ。">
            <text:p>彼はその問題を容易に解決したわ。</text:p>
          </table:table-cell>
          <table:table-cell office:value-type="string" office:value="かれ は その もんだい を ようい に かいけつした わ。">
            <text:p>かれ は その もんだい を ようい に かいけつした わ。</text:p>
          </table:table-cell>
          <table:table-cell office:value-type="string" office:value="He easily solved the problem.">
            <text:p>He easily solved the proble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1">
            <text:p>61</text:p>
          </table:table-cell>
          <table:table-cell office:value-type="string" office:value="62">
            <text:p>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滞在">
            <text:p>滞在</text:p>
          </table:table-cell>
          <table:table-cell office:value-type="string" office:value="たいざい">
            <text:p>たいざい</text:p>
          </table:table-cell>
          <table:table-cell office:value-type="string" office:value="stay">
            <text:p>sta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日本では北海道に滞在しました。">
            <text:p>日本では北海道に滞在しました。</text:p>
          </table:table-cell>
          <table:table-cell office:value-type="string" office:value="にっぽん で は ほっかいどう に たいざい しました。">
            <text:p>にっぽん で は ほっかいどう に たいざい しました。</text:p>
          </table:table-cell>
          <table:table-cell office:value-type="string" office:value="I stayed in Hokkaido when I went to Japan.">
            <text:p>I stayed in Hokkaido when I went to Jap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3">
            <text:p>63</text:p>
          </table:table-cell>
          <table:table-cell office:value-type="string" office:value="64">
            <text:p>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各地">
            <text:p>各地</text:p>
          </table:table-cell>
          <table:table-cell office:value-type="string" office:value="かくち">
            <text:p>かくち</text:p>
          </table:table-cell>
          <table:table-cell office:value-type="string" office:value="every place, various parts">
            <text:p>every place, various part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各地で大雨が降っています。">
            <text:p>各地で大雨が降っています。</text:p>
          </table:table-cell>
          <table:table-cell office:value-type="string" office:value="かくち で おおあめ が ふって います。">
            <text:p>かくち で おおあめ が ふって います。</text:p>
          </table:table-cell>
          <table:table-cell office:value-type="string" office:value="Heavy rain is falling in various regions.">
            <text:p>Heavy rain is falling in various regi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5">
            <text:p>65</text:p>
          </table:table-cell>
          <table:table-cell office:value-type="string" office:value="66">
            <text:p>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済む">
            <text:p>済む</text:p>
          </table:table-cell>
          <table:table-cell office:value-type="string" office:value="すむ">
            <text:p>すむ</text:p>
          </table:table-cell>
          <table:table-cell office:value-type="string" office:value="be settled, complete">
            <text:p>be settled, complet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父の手術が無事に済みました。">
            <text:p>父の手術が無事に済みました。</text:p>
          </table:table-cell>
          <table:table-cell office:value-type="string" office:value="ちち の しゅじゅつ が ぶじ に すみました。">
            <text:p>ちち の しゅじゅつ が ぶじ に すみました。</text:p>
          </table:table-cell>
          <table:table-cell office:value-type="string" office:value="My father's operation was completed without trouble.">
            <text:p>My father's operation was completed without trou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7">
            <text:p>67</text:p>
          </table:table-cell>
          <table:table-cell office:value-type="string" office:value="68">
            <text:p>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香り">
            <text:p>香り</text:p>
          </table:table-cell>
          <table:table-cell office:value-type="string" office:value="かおり">
            <text:p>かおり</text:p>
          </table:table-cell>
          <table:table-cell office:value-type="string" office:value="fragrance">
            <text:p>fragr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花はいい香りがしますね。">
            <text:p>この花はいい香りがしますね。</text:p>
          </table:table-cell>
          <table:table-cell office:value-type="string" office:value="この はな は いい かおり が します ね。">
            <text:p>この はな は いい かおり が します ね。</text:p>
          </table:table-cell>
          <table:table-cell office:value-type="string" office:value="This flower smells good.">
            <text:p>This flower smells g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9">
            <text:p>69</text:p>
          </table:table-cell>
          <table:table-cell office:value-type="string" office:value="70">
            <text:p>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老人">
            <text:p>老人</text:p>
          </table:table-cell>
          <table:table-cell office:value-type="string" office:value="ろうじん">
            <text:p>ろうじん</text:p>
          </table:table-cell>
          <table:table-cell office:value-type="string" office:value="old person, elderly">
            <text:p>old person, elderl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子供が老人の手を引いて歩いていたの。">
            <text:p>子供が老人の手を引いて歩いていたの。</text:p>
          </table:table-cell>
          <table:table-cell office:value-type="string" office:value="こども が ろうじん の て を ひいて あるいて いた の。">
            <text:p>こども が ろうじん の て を ひいて あるいて いた の。</text:p>
          </table:table-cell>
          <table:table-cell office:value-type="string" office:value="A child was holding an old person's hand as they walked.">
            <text:p>A child was holding an old person's hand as they walk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1">
            <text:p>71</text:p>
          </table:table-cell>
          <table:table-cell office:value-type="string" office:value="72">
            <text:p>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一瞬">
            <text:p>一瞬</text:p>
          </table:table-cell>
          <table:table-cell office:value-type="string" office:value="いっしゅん">
            <text:p>いっしゅん</text:p>
          </table:table-cell>
          <table:table-cell office:value-type="string" office:value="instant, moment">
            <text:p>instant, mo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一瞬自分の耳を疑ったよ。">
            <text:p>一瞬自分の耳を疑ったよ。</text:p>
          </table:table-cell>
          <table:table-cell office:value-type="string" office:value="いっしゅん じぶん の みみ を うたがった よ。">
            <text:p>いっしゅん じぶん の みみ を うたがった よ。</text:p>
          </table:table-cell>
          <table:table-cell office:value-type="string" office:value="For a moment I couldn't believe what I heard.">
            <text:p>For a moment I couldn't believe what I he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3">
            <text:p>73</text:p>
          </table:table-cell>
          <table:table-cell office:value-type="string" office:value="74">
            <text:p>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当日">
            <text:p>当日</text:p>
          </table:table-cell>
          <table:table-cell office:value-type="string" office:value="とうじつ">
            <text:p>とうじつ</text:p>
          </table:table-cell>
          <table:table-cell office:value-type="string" office:value="the day (of the event etc.)">
            <text:p>the day (of the event etc.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入場券は当日でも買えますよ。">
            <text:p>入場券は当日でも買えますよ。</text:p>
          </table:table-cell>
          <table:table-cell office:value-type="string" office:value="にゅうじょう けん は とうじつ でも かえます よ。">
            <text:p>にゅうじょう けん は とうじつ でも かえます よ。</text:p>
          </table:table-cell>
          <table:table-cell office:value-type="string" office:value="You can buy admission tickets on the same day.">
            <text:p>You can buy admission tickets on the same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5">
            <text:p>75</text:p>
          </table:table-cell>
          <table:table-cell office:value-type="string" office:value="76">
            <text:p>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割合">
            <text:p>割合</text:p>
          </table:table-cell>
          <table:table-cell office:value-type="string" office:value="わりあい">
            <text:p>わりあい</text:p>
          </table:table-cell>
          <table:table-cell office:value-type="string" office:value="rate, proportion">
            <text:p>rate, propor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二つの薬品を1対3の割合で混ぜたんだ。">
            <text:p>二つの薬品を1対3の割合で混ぜたんだ。</text:p>
          </table:table-cell>
          <table:table-cell office:value-type="string" office:value="ふたつ の やくひん を 1 たい 3 の わりあい で まぜた ん だ。">
            <text:p>ふたつ の やくひん を 1 たい 3 の わりあい で まぜた ん だ。</text:p>
          </table:table-cell>
          <table:table-cell office:value-type="string" office:value="I mixed the two chemicals at a ratio of 1 to 3.">
            <text:p>I mixed the two chemicals at a ratio of 1 to 3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7">
            <text:p>77</text:p>
          </table:table-cell>
          <table:table-cell office:value-type="string" office:value="78">
            <text:p>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正式">
            <text:p>正式</text:p>
          </table:table-cell>
          <table:table-cell office:value-type="string" office:value="せいしき">
            <text:p>せいしき</text:p>
          </table:table-cell>
          <table:table-cell office:value-type="string" office:value="formal, proper">
            <text:p>formal, proper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正式な招待状を受け取りました。">
            <text:p>正式な招待状を受け取りました。</text:p>
          </table:table-cell>
          <table:table-cell office:value-type="string" office:value="せいしきな しょうたい じょう を うけとりました。">
            <text:p>せいしきな しょうたい じょう を うけとりました。</text:p>
          </table:table-cell>
          <table:table-cell office:value-type="string" office:value="I received a formal invitation.">
            <text:p>I received a formal invi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9">
            <text:p>79</text:p>
          </table:table-cell>
          <table:table-cell office:value-type="string" office:value="80">
            <text:p>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出場">
            <text:p>出場</text:p>
          </table:table-cell>
          <table:table-cell office:value-type="string" office:value="しゅつじょう">
            <text:p>しゅつじょう</text:p>
          </table:table-cell>
          <table:table-cell office:value-type="string" office:value="participation (in a sports competition, etc.)">
            <text:p>participation (in a sports competition, etc.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日は8チームが出場しました。">
            <text:p>今日は8チームが出場しました。</text:p>
          </table:table-cell>
          <table:table-cell office:value-type="string" office:value="きょう は 8 チーム が しゅつじょう しました。">
            <text:p>きょう は 8 チーム が しゅつじょう しました。</text:p>
          </table:table-cell>
          <table:table-cell office:value-type="string" office:value="Eight teams participated today.">
            <text:p>Eight teams participated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1">
            <text:p>81</text:p>
          </table:table-cell>
          <table:table-cell office:value-type="string" office:value="82">
            <text:p>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寄せる">
            <text:p>寄せる</text:p>
          </table:table-cell>
          <table:table-cell office:value-type="string" office:value="よせる">
            <text:p>よせる</text:p>
          </table:table-cell>
          <table:table-cell office:value-type="string" office:value="draw (something) near">
            <text:p>draw (something) nea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車を塀に寄せたよ。">
            <text:p>車を塀に寄せたよ。</text:p>
          </table:table-cell>
          <table:table-cell office:value-type="string" office:value="くるま を へい に よせた よ。">
            <text:p>くるま を へい に よせた よ。</text:p>
          </table:table-cell>
          <table:table-cell office:value-type="string" office:value="I pulled my car over by the wall.">
            <text:p>I pulled my car over by the wa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3">
            <text:p>83</text:p>
          </table:table-cell>
          <table:table-cell office:value-type="string" office:value="84">
            <text:p>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板">
            <text:p>板</text:p>
          </table:table-cell>
          <table:table-cell office:value-type="string" office:value="いた">
            <text:p>いた</text:p>
          </table:table-cell>
          <table:table-cell office:value-type="string" office:value="board, plank">
            <text:p>board, plan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父は長い板を買ってきたんだ。">
            <text:p>父は長い板を買ってきたんだ。</text:p>
          </table:table-cell>
          <table:table-cell office:value-type="string" office:value="ちち は ながい いた を かって きた ん だ。">
            <text:p>ちち は ながい いた を かって きた ん だ。</text:p>
          </table:table-cell>
          <table:table-cell office:value-type="string" office:value="My father bought a long plank.">
            <text:p>My father bought a long plan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5">
            <text:p>85</text:p>
          </table:table-cell>
          <table:table-cell office:value-type="string" office:value="86">
            <text:p>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張る">
            <text:p>張る</text:p>
          </table:table-cell>
          <table:table-cell office:value-type="string" office:value="はる">
            <text:p>はる</text:p>
          </table:table-cell>
          <table:table-cell office:value-type="string" office:value="strain, be stretched">
            <text:p>strain, be stretch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疲れて肩が張っています。">
            <text:p>疲れて肩が張っています。</text:p>
          </table:table-cell>
          <table:table-cell office:value-type="string" office:value="つかれて かた が はって います。">
            <text:p>つかれて かた が はって います。</text:p>
          </table:table-cell>
          <table:table-cell office:value-type="string" office:value="My shoulders are stiff with fatigue.">
            <text:p>My shoulders are stiff with fatigu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7">
            <text:p>87</text:p>
          </table:table-cell>
          <table:table-cell office:value-type="string" office:value="88">
            <text:p>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実績">
            <text:p>実績</text:p>
          </table:table-cell>
          <table:table-cell office:value-type="string" office:value="じっせき">
            <text:p>じっせき</text:p>
          </table:table-cell>
          <table:table-cell office:value-type="string" office:value="results achieved, performance">
            <text:p>results achieved, perform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営業で実績を上げたんだ。">
            <text:p>彼は営業で実績を上げたんだ。</text:p>
          </table:table-cell>
          <table:table-cell office:value-type="string" office:value="かれ は えいぎょう で じっせき を あげた ん だ。">
            <text:p>かれ は えいぎょう で じっせき を あげた ん だ。</text:p>
          </table:table-cell>
          <table:table-cell office:value-type="string" office:value="He achieved good results working in sales.">
            <text:p>He achieved good results working in sal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9">
            <text:p>89</text:p>
          </table:table-cell>
          <table:table-cell office:value-type="string" office:value="90">
            <text:p>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頼る">
            <text:p>頼る</text:p>
          </table:table-cell>
          <table:table-cell office:value-type="string" office:value="たよる">
            <text:p>たよる</text:p>
          </table:table-cell>
          <table:table-cell office:value-type="string" office:value="rely on, depend on">
            <text:p>rely on, depend 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人に頼らないで、自分でやってごらん。">
            <text:p>人に頼らないで、自分でやってごらん。</text:p>
          </table:table-cell>
          <table:table-cell office:value-type="string" office:value="ひと に たよらない で 、 じぶん で やって ごらん。">
            <text:p>ひと に たよらない で 、 じぶん で やって ごらん。</text:p>
          </table:table-cell>
          <table:table-cell office:value-type="string" office:value="Do it yourself without relying on other people.">
            <text:p>Do it yourself without relying on other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1">
            <text:p>91</text:p>
          </table:table-cell>
          <table:table-cell office:value-type="string" office:value="92">
            <text:p>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申し訳">
            <text:p>申し訳</text:p>
          </table:table-cell>
          <table:table-cell office:value-type="string" office:value="もうしわけ">
            <text:p>もうしわけ</text:p>
          </table:table-cell>
          <table:table-cell office:value-type="string" office:value="excuse, apology">
            <text:p>excuse, apolog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申し訳ございません。">
            <text:p>申し訳ございません。</text:p>
          </table:table-cell>
          <table:table-cell office:value-type="string" office:value="もうしわけ ございません。">
            <text:p>もうしわけ ございません。</text:p>
          </table:table-cell>
          <table:table-cell office:value-type="string" office:value="I'm truly sorry.">
            <text:p>I'm truly sor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3">
            <text:p>93</text:p>
          </table:table-cell>
          <table:table-cell office:value-type="string" office:value="94">
            <text:p>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ふと">
            <text:p>ふと</text:p>
          </table:table-cell>
          <table:table-cell office:value-type="string" office:value="ふと">
            <text:p>ふと</text:p>
          </table:table-cell>
          <table:table-cell office:value-type="string" office:value="suddenly, unintentionally">
            <text:p>suddenly, unintentional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ふと昔の事を思い出したんだ。">
            <text:p>ふと昔の事を思い出したんだ。</text:p>
          </table:table-cell>
          <table:table-cell office:value-type="string" office:value="ふと むかし の こと を おもいだした ん だ。">
            <text:p>ふと むかし の こと を おもいだした ん だ。</text:p>
          </table:table-cell>
          <table:table-cell office:value-type="string" office:value="I suddenly remembered the past.">
            <text:p>I suddenly remembered the pa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5">
            <text:p>95</text:p>
          </table:table-cell>
          <table:table-cell office:value-type="string" office:value="96">
            <text:p>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回転">
            <text:p>回転</text:p>
          </table:table-cell>
          <table:table-cell office:value-type="string" office:value="かいてん">
            <text:p>かいてん</text:p>
          </table:table-cell>
          <table:table-cell office:value-type="string" office:value="spin, rotation">
            <text:p>spin, rot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ボールに回転をかけたんだ。">
            <text:p>彼はボールに回転をかけたんだ。</text:p>
          </table:table-cell>
          <table:table-cell office:value-type="string" office:value="かれ は ボール に かいてん を かけた ん だ。">
            <text:p>かれ は ボール に かいてん を かけた ん だ。</text:p>
          </table:table-cell>
          <table:table-cell office:value-type="string" office:value="He put a spin on the ball.">
            <text:p>He put a spin on the ba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7">
            <text:p>97</text:p>
          </table:table-cell>
          <table:table-cell office:value-type="string" office:value="98">
            <text:p>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ステージ">
            <text:p>ステージ</text:p>
          </table:table-cell>
          <table:table-cell office:value-type="string" office:value="ステージ">
            <text:p>ステージ</text:p>
          </table:table-cell>
          <table:table-cell office:value-type="string" office:value="stage (for a performance)">
            <text:p>stage (for a performance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ステージに立ったよ。">
            <text:p>彼はステージに立ったよ。</text:p>
          </table:table-cell>
          <table:table-cell office:value-type="string" office:value="かれ は ステージ に たった よ。">
            <text:p>かれ は ステージ に たった よ。</text:p>
          </table:table-cell>
          <table:table-cell office:value-type="string" office:value="He stood on the stage.">
            <text:p>He stood on the st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9">
            <text:p>99</text:p>
          </table:table-cell>
          <table:table-cell office:value-type="string" office:value="100">
            <text:p>1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広げる">
            <text:p>広げる</text:p>
          </table:table-cell>
          <table:table-cell office:value-type="string" office:value="ひろげる">
            <text:p>ひろげる</text:p>
          </table:table-cell>
          <table:table-cell office:value-type="string" office:value="spread (something)">
            <text:p>spread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電車の中では新聞を広げないで。">
            <text:p>電車の中では新聞を広げないで。</text:p>
          </table:table-cell>
          <table:table-cell office:value-type="string" office:value="でんしゃ の なか で は しんぶん を ひろげない で。">
            <text:p>でんしゃ の なか で は しんぶん を ひろげない で。</text:p>
          </table:table-cell>
          <table:table-cell office:value-type="string" office:value="Don't spread your newspaper wide open in the train.">
            <text:p>Don't spread your newspaper wide open in the tr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1">
            <text:p>101</text:p>
          </table:table-cell>
          <table:table-cell office:value-type="string" office:value="102">
            <text:p>10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通す">
            <text:p>通す</text:p>
          </table:table-cell>
          <table:table-cell office:value-type="string" office:value="とおす">
            <text:p>とおす</text:p>
          </table:table-cell>
          <table:table-cell office:value-type="string" office:value="pass (someone/something) through">
            <text:p>pass (someone/something) throug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針に糸を通してください。">
            <text:p>針に糸を通してください。</text:p>
          </table:table-cell>
          <table:table-cell office:value-type="string" office:value="はり に いと を とおして ください。">
            <text:p>はり に いと を とおして ください。</text:p>
          </table:table-cell>
          <table:table-cell office:value-type="string" office:value="Please thread the needle.">
            <text:p>Please thread the need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3">
            <text:p>103</text:p>
          </table:table-cell>
          <table:table-cell office:value-type="string" office:value="104">
            <text:p>10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知事">
            <text:p>知事</text:p>
          </table:table-cell>
          <table:table-cell office:value-type="string" office:value="ちじ">
            <text:p>ちじ</text:p>
          </table:table-cell>
          <table:table-cell office:value-type="string" office:value="governor">
            <text:p>govern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有能な知事ね。">
            <text:p>彼は有能な知事ね。</text:p>
          </table:table-cell>
          <table:table-cell office:value-type="string" office:value="かれ は ゆうのうな ちじ ね。">
            <text:p>かれ は ゆうのうな ちじ ね。</text:p>
          </table:table-cell>
          <table:table-cell office:value-type="string" office:value="He's a capable governor.">
            <text:p>He's a capable govern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5">
            <text:p>105</text:p>
          </table:table-cell>
          <table:table-cell office:value-type="string" office:value="106">
            <text:p>10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勝負">
            <text:p>勝負</text:p>
          </table:table-cell>
          <table:table-cell office:value-type="string" office:value="しょうぶ">
            <text:p>しょうぶ</text:p>
          </table:table-cell>
          <table:table-cell office:value-type="string" office:value="victory or defeat, game">
            <text:p>victory or defeat, gam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勝負はまだ始まったばかりよ。">
            <text:p>勝負はまだ始まったばかりよ。</text:p>
          </table:table-cell>
          <table:table-cell office:value-type="string" office:value="しょうぶ は まだ はじまった ばかり よ。">
            <text:p>しょうぶ は まだ はじまった ばかり よ。</text:p>
          </table:table-cell>
          <table:table-cell office:value-type="string" office:value="The game has just started.">
            <text:p>The game has just star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7">
            <text:p>107</text:p>
          </table:table-cell>
          <table:table-cell office:value-type="string" office:value="108">
            <text:p>10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やがて">
            <text:p>やがて</text:p>
          </table:table-cell>
          <table:table-cell office:value-type="string" office:value="やがて">
            <text:p>やがて</text:p>
          </table:table-cell>
          <table:table-cell office:value-type="string" office:value="soon, before long">
            <text:p>soon, before long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やがて雪も止むでしょう。">
            <text:p>やがて雪も止むでしょう。</text:p>
          </table:table-cell>
          <table:table-cell office:value-type="string" office:value="やがて ゆき も やむ でしょう。">
            <text:p>やがて ゆき も やむ でしょう。</text:p>
          </table:table-cell>
          <table:table-cell office:value-type="string" office:value="The snow will stop before long.">
            <text:p>The snow will stop before lo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9">
            <text:p>109</text:p>
          </table:table-cell>
          <table:table-cell office:value-type="string" office:value="110">
            <text:p>1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直後">
            <text:p>直後</text:p>
          </table:table-cell>
          <table:table-cell office:value-type="string" office:value="ちょくご">
            <text:p>ちょくご</text:p>
          </table:table-cell>
          <table:table-cell office:value-type="string" office:value="immediately after">
            <text:p>immediately af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食べた直後に寝ないほうがいいよ。">
            <text:p>食べた直後に寝ないほうがいいよ。</text:p>
          </table:table-cell>
          <table:table-cell office:value-type="string" office:value="たべた ちょくご に ねない ほう が いい よ。">
            <text:p>たべた ちょくご に ねない ほう が いい よ。</text:p>
          </table:table-cell>
          <table:table-cell office:value-type="string" office:value="You should not sleep immediately after meals.">
            <text:p>You should not sleep immediately after mea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1">
            <text:p>111</text:p>
          </table:table-cell>
          <table:table-cell office:value-type="string" office:value="112">
            <text:p>1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奪う">
            <text:p>奪う</text:p>
          </table:table-cell>
          <table:table-cell office:value-type="string" office:value="うばう">
            <text:p>うばう</text:p>
          </table:table-cell>
          <table:table-cell office:value-type="string" office:value="rob, take by force">
            <text:p>rob, take by forc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その男は彼女のバッグを奪ったぞ。">
            <text:p>その男は彼女のバッグを奪ったぞ。</text:p>
          </table:table-cell>
          <table:table-cell office:value-type="string" office:value="その おとこ は かのじょ の バッグ を うばった ぞ。">
            <text:p>その おとこ は かのじょ の バッグ を うばった ぞ。</text:p>
          </table:table-cell>
          <table:table-cell office:value-type="string" office:value="The man stole her bag.">
            <text:p>The man stole her ba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3">
            <text:p>113</text:p>
          </table:table-cell>
          <table:table-cell office:value-type="string" office:value="114">
            <text:p>1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救う">
            <text:p>救う</text:p>
          </table:table-cell>
          <table:table-cell office:value-type="string" office:value="すくう">
            <text:p>すくう</text:p>
          </table:table-cell>
          <table:table-cell office:value-type="string" office:value="save, relieve">
            <text:p>save, reliev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通りがかりの人に救われたよ。">
            <text:p>彼女は通りがかりの人に救われたよ。</text:p>
          </table:table-cell>
          <table:table-cell office:value-type="string" office:value="かのじょ は とおりがかり の ひと に すくわれた よ。">
            <text:p>かのじょ は とおりがかり の ひと に すくわれた よ。</text:p>
          </table:table-cell>
          <table:table-cell office:value-type="string" office:value="She was saved by a passing stranger.">
            <text:p>She was saved by a passing strang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5">
            <text:p>115</text:p>
          </table:table-cell>
          <table:table-cell office:value-type="string" office:value="116">
            <text:p>1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測定">
            <text:p>測定</text:p>
          </table:table-cell>
          <table:table-cell office:value-type="string" office:value="そくてい">
            <text:p>そくてい</text:p>
          </table:table-cell>
          <table:table-cell office:value-type="string" office:value="measure">
            <text:p>measur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れから身長と体重を測定します。">
            <text:p>これから身長と体重を測定します。</text:p>
          </table:table-cell>
          <table:table-cell office:value-type="string" office:value="これから しんちょう と たいじゅう を そくてい します。">
            <text:p>これから しんちょう と たいじゅう を そくてい します。</text:p>
          </table:table-cell>
          <table:table-cell office:value-type="string" office:value="Now we will measure your height and weight.">
            <text:p>Now we will measure your height and we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7">
            <text:p>117</text:p>
          </table:table-cell>
          <table:table-cell office:value-type="string" office:value="118">
            <text:p>1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道具">
            <text:p>道具</text:p>
          </table:table-cell>
          <table:table-cell office:value-type="string" office:value="どうぐ">
            <text:p>どうぐ</text:p>
          </table:table-cell>
          <table:table-cell office:value-type="string" office:value="tool">
            <text:p>too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道具は全部そろっていますか。">
            <text:p>道具は全部そろっていますか。</text:p>
          </table:table-cell>
          <table:table-cell office:value-type="string" office:value="どうぐ は ぜんぶ そろって います か。">
            <text:p>どうぐ は ぜんぶ そろって います か。</text:p>
          </table:table-cell>
          <table:table-cell office:value-type="string" office:value="Do we have all the tools ready?">
            <text:p>Do we have all the tools ready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9">
            <text:p>119</text:p>
          </table:table-cell>
          <table:table-cell office:value-type="string" office:value="120">
            <text:p>1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刑事">
            <text:p>刑事</text:p>
          </table:table-cell>
          <table:table-cell office:value-type="string" office:value="けいじ">
            <text:p>けいじ</text:p>
          </table:table-cell>
          <table:table-cell office:value-type="string" office:value="detective">
            <text:p>detectiv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刑事が現場を調べているわ。">
            <text:p>刑事が現場を調べているわ。</text:p>
          </table:table-cell>
          <table:table-cell office:value-type="string" office:value="けいじ が げんば を しらべて いる わ。">
            <text:p>けいじ が げんば を しらべて いる わ。</text:p>
          </table:table-cell>
          <table:table-cell office:value-type="string" office:value="The detective is investigating the crime scene.">
            <text:p>The detective is investigating the crime sce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1">
            <text:p>121</text:p>
          </table:table-cell>
          <table:table-cell office:value-type="string" office:value="122">
            <text:p>1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症状">
            <text:p>症状</text:p>
          </table:table-cell>
          <table:table-cell office:value-type="string" office:value="しょうじょう">
            <text:p>しょうじょう</text:p>
          </table:table-cell>
          <table:table-cell office:value-type="string" office:value="symptom">
            <text:p>sympto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医者に症状を説明したよ。">
            <text:p>医者に症状を説明したよ。</text:p>
          </table:table-cell>
          <table:table-cell office:value-type="string" office:value="いしゃ に しょうじょう を せつめい した よ。">
            <text:p>いしゃ に しょうじょう を せつめい した よ。</text:p>
          </table:table-cell>
          <table:table-cell office:value-type="string" office:value="I explained my symptoms to the doctor.">
            <text:p>I explained my symptoms to the doct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3">
            <text:p>123</text:p>
          </table:table-cell>
          <table:table-cell office:value-type="string" office:value="124">
            <text:p>1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勢い">
            <text:p>勢い</text:p>
          </table:table-cell>
          <table:table-cell office:value-type="string" office:value="いきおい">
            <text:p>いきおい</text:p>
          </table:table-cell>
          <table:table-cell office:value-type="string" office:value="vigor, momentum">
            <text:p>vigor, momentu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チームには勢いがありますね。">
            <text:p>そのチームには勢いがありますね。</text:p>
          </table:table-cell>
          <table:table-cell office:value-type="string" office:value="その チーム に は いきおい が あります ね。">
            <text:p>その チーム に は いきおい が あります ね。</text:p>
          </table:table-cell>
          <table:table-cell office:value-type="string" office:value="That team has momentum.">
            <text:p>That team has momentu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5">
            <text:p>125</text:p>
          </table:table-cell>
          <table:table-cell office:value-type="string" office:value="126">
            <text:p>1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表面">
            <text:p>表面</text:p>
          </table:table-cell>
          <table:table-cell office:value-type="string" office:value="ひょうめん">
            <text:p>ひょうめん</text:p>
          </table:table-cell>
          <table:table-cell office:value-type="string" office:value="surface">
            <text:p>surfa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月の表面にはクレーターがたくさんあるね。">
            <text:p>月の表面にはクレーターがたくさんあるね。</text:p>
          </table:table-cell>
          <table:table-cell office:value-type="string" office:value="つき の ひょうめん に は クレーター が たくさん ある ね。">
            <text:p>つき の ひょうめん に は クレーター が たくさん ある ね。</text:p>
          </table:table-cell>
          <table:table-cell office:value-type="string" office:value="There are a lot of craters on the surface of the moon.">
            <text:p>There are a lot of craters on the surface of the m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7">
            <text:p>127</text:p>
          </table:table-cell>
          <table:table-cell office:value-type="string" office:value="128">
            <text:p>1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列">
            <text:p>列</text:p>
          </table:table-cell>
          <table:table-cell office:value-type="string" office:value="れつ">
            <text:p>れつ</text:p>
          </table:table-cell>
          <table:table-cell office:value-type="string" office:value="row, line">
            <text:p>row, li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店の前に長い列ができていたね。">
            <text:p>店の前に長い列ができていたね。</text:p>
          </table:table-cell>
          <table:table-cell office:value-type="string" office:value="みせ の まえ に ながい れつ が できて いた ね。">
            <text:p>みせ の まえ に ながい れつ が できて いた ね。</text:p>
          </table:table-cell>
          <table:table-cell office:value-type="string" office:value="There was a long line in front of the shop.">
            <text:p>There was a long line in front of the sho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9">
            <text:p>129</text:p>
          </table:table-cell>
          <table:table-cell office:value-type="string" office:value="130">
            <text:p>1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腹">
            <text:p>腹</text:p>
          </table:table-cell>
          <table:table-cell office:value-type="string" office:value="はら">
            <text:p>はら</text:p>
          </table:table-cell>
          <table:table-cell office:value-type="string" office:value="belly (often used by men)">
            <text:p>belly (often used by men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笑い過ぎて腹が痛い。">
            <text:p>笑い過ぎて腹が痛い。</text:p>
          </table:table-cell>
          <table:table-cell office:value-type="string" office:value="わらいすぎて はら が いたい。">
            <text:p>わらいすぎて はら が いたい。</text:p>
          </table:table-cell>
          <table:table-cell office:value-type="string" office:value="I laughed so much that my belly hurts.">
            <text:p>I laughed so much that my belly hur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1">
            <text:p>131</text:p>
          </table:table-cell>
          <table:table-cell office:value-type="string" office:value="132">
            <text:p>1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玉">
            <text:p>玉</text:p>
          </table:table-cell>
          <table:table-cell office:value-type="string" office:value="たま">
            <text:p>たま</text:p>
          </table:table-cell>
          <table:table-cell office:value-type="string" office:value="bead, ball">
            <text:p>bead, bal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顔に玉のような汗が流れていたの。">
            <text:p>彼の顔に玉のような汗が流れていたの。</text:p>
          </table:table-cell>
          <table:table-cell office:value-type="string" office:value="かれ の かお に たま の ような あせ が ながれて いた の。">
            <text:p>かれ の かお に たま の ような あせ が ながれて いた の。</text:p>
          </table:table-cell>
          <table:table-cell office:value-type="string" office:value="Beads of sweat were rolling down his face.">
            <text:p>Beads of sweat were rolling down his f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3">
            <text:p>133</text:p>
          </table:table-cell>
          <table:table-cell office:value-type="string" office:value="134">
            <text:p>1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学会">
            <text:p>学会</text:p>
          </table:table-cell>
          <table:table-cell office:value-type="string" office:value="がっかい">
            <text:p>がっかい</text:p>
          </table:table-cell>
          <table:table-cell office:value-type="string" office:value="academic association, academic conference">
            <text:p>academic association, academic confer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学会で論文を発表したよ。">
            <text:p>彼は学会で論文を発表したよ。</text:p>
          </table:table-cell>
          <table:table-cell office:value-type="string" office:value="かれ は がっかい で ろんぶん を はっぴょう した よ。">
            <text:p>かれ は がっかい で ろんぶん を はっぴょう した よ。</text:p>
          </table:table-cell>
          <table:table-cell office:value-type="string" office:value="He presented his paper at the academic conference.">
            <text:p>He presented his paper at the academic confer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5">
            <text:p>135</text:p>
          </table:table-cell>
          <table:table-cell office:value-type="string" office:value="136">
            <text:p>1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承認">
            <text:p>承認</text:p>
          </table:table-cell>
          <table:table-cell office:value-type="string" office:value="しょうにん">
            <text:p>しょうにん</text:p>
          </table:table-cell>
          <table:table-cell office:value-type="string" office:value="approval, recognition">
            <text:p>approval, recogni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れは政府の承認を受けた資格です。">
            <text:p>これは政府の承認を受けた資格です。</text:p>
          </table:table-cell>
          <table:table-cell office:value-type="string" office:value="これ は せいふ の しょうにん を うけた しかく です。">
            <text:p>これ は せいふ の しょうにん を うけた しかく です。</text:p>
          </table:table-cell>
          <table:table-cell office:value-type="string" office:value="This is a qualification approved by the government">
            <text:p>This is a qualification approved by the governmen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7">
            <text:p>137</text:p>
          </table:table-cell>
          <table:table-cell office:value-type="string" office:value="138">
            <text:p>1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プラン">
            <text:p>プラン</text:p>
          </table:table-cell>
          <table:table-cell office:value-type="string" office:value="プラン">
            <text:p>プラン</text:p>
          </table:table-cell>
          <table:table-cell office:value-type="string" office:value="plan (loan word)">
            <text:p>plan (loan word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と旅行のプランを考えました。">
            <text:p>彼女と旅行のプランを考えました。</text:p>
          </table:table-cell>
          <table:table-cell office:value-type="string" office:value="かのじょ と りょこう の プラン を かんがえました。">
            <text:p>かのじょ と りょこう の プラン を かんがえました。</text:p>
          </table:table-cell>
          <table:table-cell office:value-type="string" office:value="I made a plan for a trip with my girlfriend.">
            <text:p>I made a plan for a trip with my girlfri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9">
            <text:p>139</text:p>
          </table:table-cell>
          <table:table-cell office:value-type="string" office:value="140">
            <text:p>1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書店">
            <text:p>書店</text:p>
          </table:table-cell>
          <table:table-cell office:value-type="string" office:value="しょてん">
            <text:p>しょてん</text:p>
          </table:table-cell>
          <table:table-cell office:value-type="string" office:value="bookstore (formal)">
            <text:p>bookstore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駅前に新しい書店ができました。">
            <text:p>駅前に新しい書店ができました。</text:p>
          </table:table-cell>
          <table:table-cell office:value-type="string" office:value="えき まえ に あたらしい しょてん が できました。">
            <text:p>えき まえ に あたらしい しょてん が できました。</text:p>
          </table:table-cell>
          <table:table-cell office:value-type="string" office:value="There's a new bookstore in front of the station.">
            <text:p>There's a new bookstore in front of the s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1">
            <text:p>141</text:p>
          </table:table-cell>
          <table:table-cell office:value-type="string" office:value="142">
            <text:p>1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祈る">
            <text:p>祈る</text:p>
          </table:table-cell>
          <table:table-cell office:value-type="string" office:value="いのる">
            <text:p>いのる</text:p>
          </table:table-cell>
          <table:table-cell office:value-type="string" office:value="pray, wish for">
            <text:p>pray, wish fo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みんなが人質の無事を祈っているわよ。">
            <text:p>みんなが人質の無事を祈っているわよ。</text:p>
          </table:table-cell>
          <table:table-cell office:value-type="string" office:value="みんな が ひとじち の ぶじ を いのって いる わ よ。">
            <text:p>みんな が ひとじち の ぶじ を いのって いる わ よ。</text:p>
          </table:table-cell>
          <table:table-cell office:value-type="string" office:value="Everyone is praying for the safety of the hostage.">
            <text:p>Everyone is praying for the safety of the host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3">
            <text:p>143</text:p>
          </table:table-cell>
          <table:table-cell office:value-type="string" office:value="144">
            <text:p>1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意志">
            <text:p>意志</text:p>
          </table:table-cell>
          <table:table-cell office:value-type="string" office:value="いし">
            <text:p>いし</text:p>
          </table:table-cell>
          <table:table-cell office:value-type="string" office:value="will, volition">
            <text:p>will, voli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意志の強い人です。">
            <text:p>彼は意志の強い人です。</text:p>
          </table:table-cell>
          <table:table-cell office:value-type="string" office:value="かれ は いし の つよい ひと です。">
            <text:p>かれ は いし の つよい ひと です。</text:p>
          </table:table-cell>
          <table:table-cell office:value-type="string" office:value="He is a strong-willed man.">
            <text:p>He is a strong-willed m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5">
            <text:p>145</text:p>
          </table:table-cell>
          <table:table-cell office:value-type="string" office:value="146">
            <text:p>1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暮らし">
            <text:p>暮らし</text:p>
          </table:table-cell>
          <table:table-cell office:value-type="string" office:value="くらし">
            <text:p>くらし</text:p>
          </table:table-cell>
          <table:table-cell office:value-type="string" office:value="living, livelihood">
            <text:p>living, livelihoo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毎日の暮らしを楽しんでいますね。">
            <text:p>彼女は毎日の暮らしを楽しんでいますね。</text:p>
          </table:table-cell>
          <table:table-cell office:value-type="string" office:value="かのじょ は まいにち の くらし を たのしんで います ね。">
            <text:p>かのじょ は まいにち の くらし を たのしんで います ね。</text:p>
          </table:table-cell>
          <table:table-cell office:value-type="string" office:value="She's enjoying her daily life.">
            <text:p>She's enjoying her daily li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7">
            <text:p>147</text:p>
          </table:table-cell>
          <table:table-cell office:value-type="string" office:value="148">
            <text:p>1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勇気">
            <text:p>勇気</text:p>
          </table:table-cell>
          <table:table-cell office:value-type="string" office:value="ゆうき">
            <text:p>ゆうき</text:p>
          </table:table-cell>
          <table:table-cell office:value-type="string" office:value="courage">
            <text:p>cour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勇気があるね。">
            <text:p>彼は勇気があるね。</text:p>
          </table:table-cell>
          <table:table-cell office:value-type="string" office:value="かれ は ゆうき が ある ね。">
            <text:p>かれ は ゆうき が ある ね。</text:p>
          </table:table-cell>
          <table:table-cell office:value-type="string" office:value="He's courageous.">
            <text:p>He's courageo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9">
            <text:p>149</text:p>
          </table:table-cell>
          <table:table-cell office:value-type="string" office:value="150">
            <text:p>1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売買">
            <text:p>売買</text:p>
          </table:table-cell>
          <table:table-cell office:value-type="string" office:value="ばいばい">
            <text:p>ばいばい</text:p>
          </table:table-cell>
          <table:table-cell office:value-type="string" office:value="buying and selling">
            <text:p>buying and sell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不動産の売買をしています。">
            <text:p>彼は不動産の売買をしています。</text:p>
          </table:table-cell>
          <table:table-cell office:value-type="string" office:value="かれ は ふどうさん の ばいばい を して います。">
            <text:p>かれ は ふどうさん の ばいばい を して います。</text:p>
          </table:table-cell>
          <table:table-cell office:value-type="string" office:value="He buys and sells real estate.">
            <text:p>He buys and sells real est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1">
            <text:p>151</text:p>
          </table:table-cell>
          <table:table-cell office:value-type="string" office:value="152">
            <text:p>1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生まれ">
            <text:p>生まれ</text:p>
          </table:table-cell>
          <table:table-cell office:value-type="string" office:value="うまれ">
            <text:p>うまれ</text:p>
          </table:table-cell>
          <table:table-cell office:value-type="string" office:value="birth, origin">
            <text:p>birth, orig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京都の生まれです。">
            <text:p>彼女は京都の生まれです。</text:p>
          </table:table-cell>
          <table:table-cell office:value-type="string" office:value="かのじょ は きょうと の うまれ です。">
            <text:p>かのじょ は きょうと の うまれ です。</text:p>
          </table:table-cell>
          <table:table-cell office:value-type="string" office:value="She was born in Kyoto.">
            <text:p>She was born in Kyot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3">
            <text:p>153</text:p>
          </table:table-cell>
          <table:table-cell office:value-type="string" office:value="154">
            <text:p>1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確率">
            <text:p>確率</text:p>
          </table:table-cell>
          <table:table-cell office:value-type="string" office:value="かくりつ">
            <text:p>かくりつ</text:p>
          </table:table-cell>
          <table:table-cell office:value-type="string" office:value="probability, chance">
            <text:p>probability, ch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天気予報は当たる確率が高くなりましたね。">
            <text:p>天気予報は当たる確率が高くなりましたね。</text:p>
          </table:table-cell>
          <table:table-cell office:value-type="string" office:value="てんき よほう は あたる かくりつ が たかく なりました ね。">
            <text:p>てんき よほう は あたる かくりつ が たかく なりました ね。</text:p>
          </table:table-cell>
          <table:table-cell office:value-type="string" office:value="The weather forecast is getting a higher probability of proving its forecast right.">
            <text:p>The weather forecast is getting a higher probability of proving its forecast r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5">
            <text:p>155</text:p>
          </table:table-cell>
          <table:table-cell office:value-type="string" office:value="156">
            <text:p>1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予防">
            <text:p>予防</text:p>
          </table:table-cell>
          <table:table-cell office:value-type="string" office:value="よぼう">
            <text:p>よぼう</text:p>
          </table:table-cell>
          <table:table-cell office:value-type="string" office:value="prevention, protection">
            <text:p>prevention, prote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虫歯は予防できます。">
            <text:p>虫歯は予防できます。</text:p>
          </table:table-cell>
          <table:table-cell office:value-type="string" office:value="むしば は よぼう できます。">
            <text:p>むしば は よぼう できます。</text:p>
          </table:table-cell>
          <table:table-cell office:value-type="string" office:value="Cavities can be prevented.">
            <text:p>Cavities can be preven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7">
            <text:p>157</text:p>
          </table:table-cell>
          <table:table-cell office:value-type="string" office:value="158">
            <text:p>1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爆発">
            <text:p>爆発</text:p>
          </table:table-cell>
          <table:table-cell office:value-type="string" office:value="ばくはつ">
            <text:p>ばくはつ</text:p>
          </table:table-cell>
          <table:table-cell office:value-type="string" office:value="explosion, eruption">
            <text:p>explosion, erup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ダイナマイトが爆発したんだ。">
            <text:p>ダイナマイトが爆発したんだ。</text:p>
          </table:table-cell>
          <table:table-cell office:value-type="string" office:value="ダイナマイト が ばくはつ した ん だ。">
            <text:p>ダイナマイト が ばくはつ した ん だ。</text:p>
          </table:table-cell>
          <table:table-cell office:value-type="string" office:value="The dynamite exploded.">
            <text:p>The dynamite explod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9">
            <text:p>159</text:p>
          </table:table-cell>
          <table:table-cell office:value-type="string" office:value="160">
            <text:p>1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マッチ">
            <text:p>マッチ</text:p>
          </table:table-cell>
          <table:table-cell office:value-type="string" office:value="マッチ">
            <text:p>マッチ</text:p>
          </table:table-cell>
          <table:table-cell office:value-type="string" office:value="match, matchbox">
            <text:p>match, matchbox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マッチを持っていますか。">
            <text:p>マッチを持っていますか。</text:p>
          </table:table-cell>
          <table:table-cell office:value-type="string" office:value="マッチ を もって います か。">
            <text:p>マッチ を もって います か。</text:p>
          </table:table-cell>
          <table:table-cell office:value-type="string" office:value="Do you have a match?">
            <text:p>Do you have a match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1">
            <text:p>161</text:p>
          </table:table-cell>
          <table:table-cell office:value-type="string" office:value="162">
            <text:p>1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資金">
            <text:p>資金</text:p>
          </table:table-cell>
          <table:table-cell office:value-type="string" office:value="しきん">
            <text:p>しきん</text:p>
          </table:table-cell>
          <table:table-cell office:value-type="string" office:value="funds, capital">
            <text:p>funds, capit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たちは今、結婚資金を貯めています。">
            <text:p>私たちは今、結婚資金を貯めています。</text:p>
          </table:table-cell>
          <table:table-cell office:value-type="string" office:value="わたし たち は いま、けっこん しきん を ためて います。">
            <text:p>わたし たち は いま、けっこん しきん を ためて います。</text:p>
          </table:table-cell>
          <table:table-cell office:value-type="string" office:value="We're saving money for the wedding now.">
            <text:p>We're saving money for the wedding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3">
            <text:p>163</text:p>
          </table:table-cell>
          <table:table-cell office:value-type="string" office:value="164">
            <text:p>1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投資">
            <text:p>投資</text:p>
          </table:table-cell>
          <table:table-cell office:value-type="string" office:value="とうし">
            <text:p>とうし</text:p>
          </table:table-cell>
          <table:table-cell office:value-type="string" office:value="investment">
            <text:p>invest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は4つの会社に投資しています。">
            <text:p>私は4つの会社に投資しています。</text:p>
          </table:table-cell>
          <table:table-cell office:value-type="string" office:value="わたし は よっつ の かいしゃ に とうし して います。">
            <text:p>わたし は よっつ の かいしゃ に とうし して います。</text:p>
          </table:table-cell>
          <table:table-cell office:value-type="string" office:value="I'm investing in four companies.">
            <text:p>I'm investing in four compan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5">
            <text:p>165</text:p>
          </table:table-cell>
          <table:table-cell office:value-type="string" office:value="166">
            <text:p>1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規模">
            <text:p>規模</text:p>
          </table:table-cell>
          <table:table-cell office:value-type="string" office:value="きぼ">
            <text:p>きぼ</text:p>
          </table:table-cell>
          <table:table-cell office:value-type="string" office:value="scale, scope">
            <text:p>scale, scop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動物園は日本一の規模です。">
            <text:p>この動物園は日本一の規模です。</text:p>
          </table:table-cell>
          <table:table-cell office:value-type="string" office:value="この どうぶつえん は にっぽん いち の きぼ です。">
            <text:p>この どうぶつえん は にっぽん いち の きぼ です。</text:p>
          </table:table-cell>
          <table:table-cell office:value-type="string" office:value="This is the largest zoo in Japan.">
            <text:p>This is the largest zoo in Jap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7">
            <text:p>167</text:p>
          </table:table-cell>
          <table:table-cell office:value-type="string" office:value="168">
            <text:p>1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業者">
            <text:p>業者</text:p>
          </table:table-cell>
          <table:table-cell office:value-type="string" office:value="ぎょうしゃ">
            <text:p>ぎょうしゃ</text:p>
          </table:table-cell>
          <table:table-cell office:value-type="string" office:value="contractor (company)">
            <text:p>contractor (company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引っ越しを業者に頼んだ。">
            <text:p>引っ越しを業者に頼んだ。</text:p>
          </table:table-cell>
          <table:table-cell office:value-type="string" office:value="ひっこし を ぎょうしゃ に たのんだ。">
            <text:p>ひっこし を ぎょうしゃ に たのんだ。</text:p>
          </table:table-cell>
          <table:table-cell office:value-type="string" office:value="I asked a company to handle the move.">
            <text:p>I asked a company to handle the mo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9">
            <text:p>169</text:p>
          </table:table-cell>
          <table:table-cell office:value-type="string" office:value="170">
            <text:p>1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首相">
            <text:p>首相</text:p>
          </table:table-cell>
          <table:table-cell office:value-type="string" office:value="しゅしょう">
            <text:p>しゅしょう</text:p>
          </table:table-cell>
          <table:table-cell office:value-type="string" office:value="prime minister, premier">
            <text:p>prime minister, premi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の首相はあまり力がない。">
            <text:p>今の首相はあまり力がない。</text:p>
          </table:table-cell>
          <table:table-cell office:value-type="string" office:value="いま の しゅしょう は あまり ちから が ない。">
            <text:p>いま の しゅしょう は あまり ちから が ない。</text:p>
          </table:table-cell>
          <table:table-cell office:value-type="string" office:value="The current Prime Minister doesn't have much power.">
            <text:p>The current Prime Minister doesn't have much pow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1">
            <text:p>171</text:p>
          </table:table-cell>
          <table:table-cell office:value-type="string" office:value="172">
            <text:p>1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語る">
            <text:p>語る</text:p>
          </table:table-cell>
          <table:table-cell office:value-type="string" office:value="かたる">
            <text:p>かたる</text:p>
          </table:table-cell>
          <table:table-cell office:value-type="string" office:value="tell, talk">
            <text:p>tell, tal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今夜は大いに語りましょう。">
            <text:p>今夜は大いに語りましょう。</text:p>
          </table:table-cell>
          <table:table-cell office:value-type="string" office:value="こんや は おおいに かたりましょう。">
            <text:p>こんや は おおいに かたりましょう。</text:p>
          </table:table-cell>
          <table:table-cell office:value-type="string" office:value="Let's talk about everything tonight.">
            <text:p>Let's talk about everything to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3">
            <text:p>173</text:p>
          </table:table-cell>
          <table:table-cell office:value-type="string" office:value="174">
            <text:p>1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対象">
            <text:p>対象</text:p>
          </table:table-cell>
          <table:table-cell office:value-type="string" office:value="たいしょう">
            <text:p>たいしょう</text:p>
          </table:table-cell>
          <table:table-cell office:value-type="string" office:value="target, object">
            <text:p>target, objec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アンケートは大学生が対象です。">
            <text:p>このアンケートは大学生が対象です。</text:p>
          </table:table-cell>
          <table:table-cell office:value-type="string" office:value="この アンケート は だいがくせい が たいしょう です。">
            <text:p>この アンケート は だいがくせい が たいしょう です。</text:p>
          </table:table-cell>
          <table:table-cell office:value-type="string" office:value="This questionnaire targets university students.">
            <text:p>This questionnaire targets university stude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5">
            <text:p>175</text:p>
          </table:table-cell>
          <table:table-cell office:value-type="string" office:value="176">
            <text:p>1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調査">
            <text:p>調査</text:p>
          </table:table-cell>
          <table:table-cell office:value-type="string" office:value="ちょうさ">
            <text:p>ちょうさ</text:p>
          </table:table-cell>
          <table:table-cell office:value-type="string" office:value="investigation, examination">
            <text:p>investigation, examin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たちがその問題を調査しています。">
            <text:p>私たちがその問題を調査しています。</text:p>
          </table:table-cell>
          <table:table-cell office:value-type="string" office:value="わたし たち が その もんだい を ちょうさ して います。">
            <text:p>わたし たち が その もんだい を ちょうさ して います。</text:p>
          </table:table-cell>
          <table:table-cell office:value-type="string" office:value="We're investigating that problem.">
            <text:p>We're investigating that proble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7">
            <text:p>177</text:p>
          </table:table-cell>
          <table:table-cell office:value-type="string" office:value="178">
            <text:p>1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実施">
            <text:p>実施</text:p>
          </table:table-cell>
          <table:table-cell office:value-type="string" office:value="じっし">
            <text:p>じっし</text:p>
          </table:table-cell>
          <table:table-cell office:value-type="string" office:value="implementation, enforcement">
            <text:p>implementation, enforce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現在、スペシャルキャンペーンを実施中です。">
            <text:p>現在、スペシャルキャンペーンを実施中です。</text:p>
          </table:table-cell>
          <table:table-cell office:value-type="string" office:value="げんざい、スペシャル キャンペーン を じっし ちゅう です。">
            <text:p>げんざい、スペシャル キャンペーン を じっし ちゅう です。</text:p>
          </table:table-cell>
          <table:table-cell office:value-type="string" office:value="A special campaign is now under way.">
            <text:p>A special campaign is now under w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9">
            <text:p>179</text:p>
          </table:table-cell>
          <table:table-cell office:value-type="string" office:value="180">
            <text:p>1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対立">
            <text:p>対立</text:p>
          </table:table-cell>
          <table:table-cell office:value-type="string" office:value="たいりつ">
            <text:p>たいりつ</text:p>
          </table:table-cell>
          <table:table-cell office:value-type="string" office:value="opposition, confrontation">
            <text:p>opposition, confront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2社は対立しています。">
            <text:p>その2社は対立しています。</text:p>
          </table:table-cell>
          <table:table-cell office:value-type="string" office:value="その 2 しゃ は たいりつ して います。">
            <text:p>その 2 しゃ は たいりつ して います。</text:p>
          </table:table-cell>
          <table:table-cell office:value-type="string" office:value="The two companies are opposed to each other.">
            <text:p>The two companies are opposed to each o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1">
            <text:p>181</text:p>
          </table:table-cell>
          <table:table-cell office:value-type="string" office:value="182">
            <text:p>1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構成">
            <text:p>構成</text:p>
          </table:table-cell>
          <table:table-cell office:value-type="string" office:value="こうせい">
            <text:p>こうせい</text:p>
          </table:table-cell>
          <table:table-cell office:value-type="string" office:value="composition, organization">
            <text:p>composition, organiz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システムの構成を変えてみました。">
            <text:p>システムの構成を変えてみました。</text:p>
          </table:table-cell>
          <table:table-cell office:value-type="string" office:value="システム の こうせい を かえて みました。">
            <text:p>システム の こうせい を かえて みました。</text:p>
          </table:table-cell>
          <table:table-cell office:value-type="string" office:value="I've reorganized the system.">
            <text:p>I've reorganized the syste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3">
            <text:p>183</text:p>
          </table:table-cell>
          <table:table-cell office:value-type="string" office:value="184">
            <text:p>1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方針">
            <text:p>方針</text:p>
          </table:table-cell>
          <table:table-cell office:value-type="string" office:value="ほうしん">
            <text:p>ほうしん</text:p>
          </table:table-cell>
          <table:table-cell office:value-type="string" office:value="policy, principle">
            <text:p>policy, princip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後の方針が決まった。">
            <text:p>今後の方針が決まった。</text:p>
          </table:table-cell>
          <table:table-cell office:value-type="string" office:value="こんご の ほうしん が きまった。">
            <text:p>こんご の ほうしん が きまった。</text:p>
          </table:table-cell>
          <table:table-cell office:value-type="string" office:value="We've decided on our future policy.">
            <text:p>We've decided on our future polic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5">
            <text:p>185</text:p>
          </table:table-cell>
          <table:table-cell office:value-type="string" office:value="186">
            <text:p>1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対策">
            <text:p>対策</text:p>
          </table:table-cell>
          <table:table-cell office:value-type="string" office:value="たいさく">
            <text:p>たいさく</text:p>
          </table:table-cell>
          <table:table-cell office:value-type="string" office:value="measure, countermeasure">
            <text:p>measure, countermeas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一緒に対策を考えましょう。">
            <text:p>一緒に対策を考えましょう。</text:p>
          </table:table-cell>
          <table:table-cell office:value-type="string" office:value="いっしょに たいさく を かんがえましょう。">
            <text:p>いっしょに たいさく を かんがえましょう。</text:p>
          </table:table-cell>
          <table:table-cell office:value-type="string" office:value="Let's think together about what measures we'll take.">
            <text:p>Let's think together about what measures we'll t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7">
            <text:p>187</text:p>
          </table:table-cell>
          <table:table-cell office:value-type="string" office:value="188">
            <text:p>1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評価">
            <text:p>評価</text:p>
          </table:table-cell>
          <table:table-cell office:value-type="string" office:value="ひょうか">
            <text:p>ひょうか</text:p>
          </table:table-cell>
          <table:table-cell office:value-type="string" office:value="evaluation, reputation">
            <text:p>evaluation, reput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最近、彼の評価が上がった。">
            <text:p>最近、彼の評価が上がった。</text:p>
          </table:table-cell>
          <table:table-cell office:value-type="string" office:value="さいきん、かれ の ひょうか が あがった。">
            <text:p>さいきん、かれ の ひょうか が あがった。</text:p>
          </table:table-cell>
          <table:table-cell office:value-type="string" office:value="He's been receiving more recognition lately.">
            <text:p>He's been receiving more recognition lat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9">
            <text:p>189</text:p>
          </table:table-cell>
          <table:table-cell office:value-type="string" office:value="190">
            <text:p>1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国会">
            <text:p>国会</text:p>
          </table:table-cell>
          <table:table-cell office:value-type="string" office:value="こっかい">
            <text:p>こっかい</text:p>
          </table:table-cell>
          <table:table-cell office:value-type="string" office:value="National Diet, parliament">
            <text:p>National Diet, parlia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国会が再開した。">
            <text:p>国会が再開した。</text:p>
          </table:table-cell>
          <table:table-cell office:value-type="string" office:value="こっかい が さいかい した。">
            <text:p>こっかい が さいかい した。</text:p>
          </table:table-cell>
          <table:table-cell office:value-type="string" office:value="The Diet reconvened.">
            <text:p>The Diet reconven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1">
            <text:p>191</text:p>
          </table:table-cell>
          <table:table-cell office:value-type="string" office:value="192">
            <text:p>1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抜ける">
            <text:p>抜ける</text:p>
          </table:table-cell>
          <table:table-cell office:value-type="string" office:value="ぬける">
            <text:p>ぬける</text:p>
          </table:table-cell>
          <table:table-cell office:value-type="string" office:value="come out, leave">
            <text:p>come out, leav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グループから抜けました。">
            <text:p>彼はグループから抜けました。</text:p>
          </table:table-cell>
          <table:table-cell office:value-type="string" office:value="かれ は グループ から ぬけました。">
            <text:p>かれ は グループ から ぬけました。</text:p>
          </table:table-cell>
          <table:table-cell office:value-type="string" office:value="He left the group.">
            <text:p>He left the gro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3">
            <text:p>193</text:p>
          </table:table-cell>
          <table:table-cell office:value-type="string" office:value="194">
            <text:p>1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見解">
            <text:p>見解</text:p>
          </table:table-cell>
          <table:table-cell office:value-type="string" office:value="けんかい">
            <text:p>けんかい</text:p>
          </table:table-cell>
          <table:table-cell office:value-type="string" office:value="opinion, view">
            <text:p>opinion, view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なたの見解を聞かせてください。">
            <text:p>あなたの見解を聞かせてください。</text:p>
          </table:table-cell>
          <table:table-cell office:value-type="string" office:value="あなた の けんかい を きかせて ください。">
            <text:p>あなた の けんかい を きかせて ください。</text:p>
          </table:table-cell>
          <table:table-cell office:value-type="string" office:value="Please tell me your opinion.">
            <text:p>Please tell me your opin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5">
            <text:p>195</text:p>
          </table:table-cell>
          <table:table-cell office:value-type="string" office:value="196">
            <text:p>1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程">
            <text:p>程</text:p>
          </table:table-cell>
          <table:table-cell office:value-type="string" office:value="ほど">
            <text:p>ほど</text:p>
          </table:table-cell>
          <table:table-cell office:value-type="string" office:value="extent, limit">
            <text:p>extent, limi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冗談にも程がある。">
            <text:p>冗談にも程がある。</text:p>
          </table:table-cell>
          <table:table-cell office:value-type="string" office:value="じょうだん に も ほど が ある。">
            <text:p>じょうだん に も ほど が ある。</text:p>
          </table:table-cell>
          <table:table-cell office:value-type="string" office:value="Jokes do have limits.">
            <text:p>Jokes do have limi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7">
            <text:p>197</text:p>
          </table:table-cell>
          <table:table-cell office:value-type="string" office:value="198">
            <text:p>1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取得">
            <text:p>取得</text:p>
          </table:table-cell>
          <table:table-cell office:value-type="string" office:value="しゅとく">
            <text:p>しゅとく</text:p>
          </table:table-cell>
          <table:table-cell office:value-type="string" office:value="acquisition">
            <text:p>acquisi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やっと運転免許を取得しました。">
            <text:p>やっと運転免許を取得しました。</text:p>
          </table:table-cell>
          <table:table-cell office:value-type="string" office:value="やっと うんてん めんきょ を しゅとく しました。">
            <text:p>やっと うんてん めんきょ を しゅとく しました。</text:p>
          </table:table-cell>
          <table:table-cell office:value-type="string" office:value="I finally got my drivers' license.">
            <text:p>I finally got my drivers' licen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9">
            <text:p>199</text:p>
          </table:table-cell>
          <table:table-cell office:value-type="string" office:value="200">
            <text:p>2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取得">
            <text:p>取得</text:p>
          </table:table-cell>
          <table:table-cell office:value-type="string" office:value="しゅとく">
            <text:p>しゅとく</text:p>
          </table:table-cell>
          <table:table-cell office:value-type="string" office:value="acquisition">
            <text:p>acquisi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やっと運転免許を取得しました。">
            <text:p>やっと運転免許を取得しました。</text:p>
          </table:table-cell>
          <table:table-cell office:value-type="string" office:value="やっと うんてん めんきょ を しゅとく しました。">
            <text:p>やっと うんてん めんきょ を しゅとく しました。</text:p>
          </table:table-cell>
          <table:table-cell office:value-type="string" office:value="I finally got my drivers' license.">
            <text:p>I finally got my drivers' licen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">
            <text:p>201</text:p>
          </table:table-cell>
          <table:table-cell office:value-type="string" office:value="202">
            <text:p>202</text:p>
          </table:table-cell>
          <table:table-cell office:value-type="string" office:value=" ">
            <text:p>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